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language="pt" fo:country="PT" fo:font-weight="bold" officeooo:rsid="0005d94f" officeooo:paragraph-rsid="0005d94f" style:font-weight-asian="bold" style:font-weight-complex="bold"/>
    </style:style>
    <style:style style:name="P2" style:family="paragraph" style:parent-style-name="Standard">
      <style:text-properties officeooo:rsid="0006033e" officeooo:paragraph-rsid="0006033e"/>
    </style:style>
    <style:style style:name="P3" style:family="paragraph" style:parent-style-name="Standard">
      <style:text-properties fo:font-weight="normal" officeooo:rsid="0006033e" officeooo:paragraph-rsid="0006033e" style:font-weight-asian="normal" style:font-weight-complex="normal"/>
    </style:style>
    <style:style style:name="P4" style:family="paragraph" style:parent-style-name="Standard">
      <style:text-properties officeooo:rsid="0008d77f" officeooo:paragraph-rsid="0008d77f"/>
    </style:style>
    <style:style style:name="T1" style:family="text">
      <style:text-properties officeooo:rsid="0006033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033e" style:font-weight-asian="normal" style:font-weight-complex="normal"/>
    </style:style>
    <style:style style:name="T4" style:family="text">
      <style:text-properties fo:font-weight="bold" officeooo:rsid="000603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ERAR O ÍCONE DE CURSOR DO UBUNTU</text:p>
      <text:p text:style-name="P1"/>
      <text:p text:style-name="Standard"><text:tab/><text:span text:style-name="T3">Será necessário instalar o GNOME Tweaks afim de facilitar a aplicação do ícone de curso, então, digita-se:</text:span></text:p>
      <text:p text:style-name="Standard"><text:span text:style-name="T3"/></text:p>
      <text:p text:style-name="P3">&gt; sudo apt install gnome-tweaks</text:p>
      <text:p text:style-name="P2"><text:span text:style-name="T2"/></text:p>
      <text:p text:style-name="P3"><text:tab/>E após a instalação digita-se no terminal:</text:p>
      <text:p text:style-name="P2"><text:span text:style-name="T2"/></text:p>
      <text:p text:style-name="P3">&gt; gnome-tweaks</text:p>
      <text:p text:style-name="Standard"/>
      <text:p text:style-name="Standard"/>
      <text:p text:style-name="Standard"><text:tab/><text:span text:style-name="T1">Deve-se procurar pela aba </text:span><text:span text:style-name="T4">APARENCIA</text:span><text:span text:style-name="T1"> e depois por cursores</text:span></text:p>
      <text:p text:style-name="Standard"/>
      <text:p text:style-name="P4">Pode-se Baixar temas para o cursor em <text:a xlink:type="simple" xlink:href="https://www.gnome-look.org/browse/" text:style-name="Internet_20_link" text:visited-style-name="Visited_20_Internet_20_Link">Gnome-look.org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09:13:07.274994421</meta:creation-date>
    <dc:date>2025-04-21T22:47:36.395667466</dc:date>
    <meta:editing-duration>PT15M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5" meta:character-count="340" meta:non-whitespace-character-count="289"/>
  </office:meta>
</office:document-meta>
</file>